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58" officeooo:paragraph-rsid="000d9458"/>
    </style:style>
    <style:style style:name="P2" style:family="paragraph" style:parent-style-name="Standard">
      <style:paragraph-properties fo:text-align="center" style:justify-single-word="false"/>
      <style:text-properties officeooo:rsid="000d9458" officeooo:paragraph-rsid="000d9458"/>
    </style:style>
    <style:style style:name="P3" style:family="paragraph" style:parent-style-name="Standard">
      <style:text-properties officeooo:rsid="000db5a4" officeooo:paragraph-rsid="000db5a4"/>
    </style:style>
    <style:style style:name="P4" style:family="paragraph" style:parent-style-name="Standard">
      <style:text-properties officeooo:rsid="000f3a35" officeooo:paragraph-rsid="000f3a35"/>
    </style:style>
    <style:style style:name="P5" style:family="paragraph" style:parent-style-name="Standard">
      <style:text-properties officeooo:rsid="00119d48" officeooo:paragraph-rsid="00119d48"/>
    </style:style>
    <style:style style:name="P6" style:family="paragraph" style:parent-style-name="Standard">
      <style:text-properties officeooo:rsid="0012a5e1" officeooo:paragraph-rsid="0012a5e1"/>
    </style:style>
    <style:style style:name="P7" style:family="paragraph" style:parent-style-name="Preformatted_20_Text">
      <style:text-properties officeooo:rsid="000f3a35" officeooo:paragraph-rsid="000f3a35"/>
    </style:style>
    <style:style style:name="P8" style:family="paragraph" style:parent-style-name="Preformatted_20_Text">
      <style:text-properties officeooo:rsid="00119d48" officeooo:paragraph-rsid="00119d48"/>
    </style:style>
    <style:style style:name="T1" style:family="text">
      <style:text-properties officeooo:rsid="000db5a4"/>
    </style:style>
    <style:style style:name="T2" style:family="text">
      <style:text-properties officeooo:rsid="001021d6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  <style:style style:name="T4" style:family="text">
      <style:text-properties fo:font-variant="normal" fo:text-transform="none" fo:color="#000000" style:font-name="Consolas" fo:font-size="9.75pt" fo:letter-spacing="normal" fo:font-style="normal" fo:font-weight="normal" officeooo:rsid="00133f02" fo:background-color="#eeeeee" loext:char-shading-value="0" fo:padding="0in" fo:border="none"/>
    </style:style>
    <style:style style:name="T5" style:family="text">
      <style:text-properties fo:font-variant="normal" fo:text-transform="none" fo:color="#800000" style:font-name="Consolas" fo:font-size="9.75pt" fo:letter-spacing="normal" fo:font-style="normal" fo:font-weight="normal" fo:background-color="#eeeeee" loext:char-shading-value="0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oze -- Fill in the blank.</text:p>
      <text:p text:style-name="P1"/>
      <text:p text:style-name="P1">Text will be in &lt;div&gt; tag constituting a “frame” with one or more paragraphs.</text:p>
      <text:p text:style-name="P1"/>
      <text:p text:style-name="P1">Text will contain /*# <text:s/>blank, answer, <text:span text:style-name="T2">answer, answer</text:span> <text:s text:c="2"/>#*/ blocks.</text:p>
      <text:p text:style-name="P1"/>
      <text:p text:style-name="P1">Compilation will convert the /*# blank, answer #*/ blocks to a<text:span text:style-name="T1">n HTML</text:span> input tag with an id and name. <text:span text:style-name="T1">T</text:span>he answer <text:span text:style-name="T1">will be stored </text:span>in a javascript array or map <text:span text:style-name="T1">keyed to the blank</text:span>.</text:p>
      <text:p text:style-name="P1"/>
      <text:p text:style-name="P3">CSS will control the appearance.</text:p>
      <text:p text:style-name="P3"/>
      <text:p text:style-name="P4">Tasks:</text:p>
      <text:p text:style-name="P4"/>
      <text:p text:style-name="P4">js function to parse a div inserting input tags and saving answers together with tests.</text:p>
      <text:p text:style-name="P6">Start parsing paragraphs to sentences.</text:p>
      <text:p text:style-name="P4"/>
      <text:p text:style-name="P5">http://stackoverflow.com/questions/18914629/split-string-into-sentences-in-javascript</text:p>
      <text:p text:style-name="P7"><text:span text:style-name="Source_20_Text"><text:span text:style-name="T3">str.replace(</text:span></text:span><text:span text:style-name="Source_20_Text"><text:span text:style-name="T5">/([.?!])\s*(?=[A-Z])/</text:span></text:span><text:span text:style-name="Source_20_Text"><text:span text:style-name="T3">, </text:span></text:span><text:span text:style-name="Source_20_Text"><text:span text:style-name="T5">"$1|"</text:span></text:span><text:span text:style-name="Source_20_Text"><text:span text:style-name="T3">).split(</text:span></text:span><text:span text:style-name="Source_20_Text"><text:span text:style-name="T5">"|"</text:span></text:span><text:span text:style-name="Source_20_Text"><text:span text:style-name="T3">) </text:span></text:span><text:span text:style-name="Source_20_Text"><text:span text:style-name="T4">this works</text:span></text:span></text:p>
      <text:p text:style-name="P7"/>
      <text:p text:style-name="P8">http://stackoverflow.com/questions/27630408/js-regex-to-split-text-into-sentences</text:p>
      <text:p text:style-name="P7"><text:span text:style-name="Source_20_Text"><text:span text:style-name="T3">s.match(</text:span></text:span><text:span text:style-name="Source_20_Text"><text:span text:style-name="T5">/\S.*?\."?(?=\s|$)/</text:span></text:span><text:span text:style-name="Source_20_Text"><text:span text:style-name="T3">g) <text:s/></text:span></text:span><text:span text:style-name="Source_20_Text"><text:span text:style-name="T4">Only gets first sentence</text:span></text:span></text:p>
      <text:p text:style-name="P7"><text:span text:style-name="Source_20_Text"><text:span text:style-name="T5"/></text:span></text:p>
      <text:p text:style-name="P7"><text:span text:style-name="Source_20_Text"><text:span text:style-name="T3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uqua</meta:initial-creator>
    <meta:creation-date>2015-05-21T06:59:50.310253536</meta:creation-date>
    <dc:date>2015-05-29T20:27:14.411830047</dc:date>
    <dc:creator>Jim Fuqua</dc:creator>
    <meta:editing-duration>PT18M5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01" meta:character-count="791" meta:non-whitespace-character-count="698"/>
  </office:meta>
</office:document-meta>
</file>